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DejaVu Sans" svg:font-family="DejaVu Sans" style:font-family-generic="system" style:font-pitch="variable"/>
    <style:font-face style:name="Noto Sans" svg:font-family="Noto Sans" style:font-family-generic="system" style:font-pitch="variable"/>
    <style:font-face style:name="Bookman Old Style" svg:font-family="Bookman Old Style" style:font-family-generic="roman" style:font-pitch="variable" svg:panose-1="2 5 6 4 5 5 5 2 2 4"/>
    <style:font-face style:name="inherit" svg:font-family="inherit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DefaultDrawingStyle" style:family="paragraph">
      <style:paragraph-properties fo:line-height="12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3" style:parent-style-name="DefaultParagraphFont" style:family="text">
      <style:text-properties style:font-name="Bookman Old Style" fo:color="#000000" fo:font-size="10pt" style:font-size-asian="10pt"/>
    </style:style>
    <style:style style:name="P4" style:parent-style-name="DefaultDrawingStyle" style:family="paragraph">
      <style:paragraph-properties fo:line-height="12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P5" style:parent-style-name="DefaultDrawingStyle" style:family="paragraph">
      <style:paragraph-properties fo:line-height="15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  <style:text-properties style:font-name="Bookman Old Style" fo:color="#0000FF"/>
    </style:style>
    <style:style style:name="P6" style:parent-style-name="DefaultDrawingStyle" style:family="paragraph">
      <style:paragraph-properties fo:line-height="15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7" style:parent-style-name="DefaultParagraphFont" style:family="text">
      <style:text-properties style:font-name="Bookman Old Style" fo:color="#C00000"/>
    </style:style>
    <style:style style:name="P8" style:parent-style-name="DefaultDrawingStyle" style:family="paragraph">
      <style:paragraph-properties fo:line-height="15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9" style:parent-style-name="DefaultParagraphFont" style:family="text">
      <style:text-properties style:font-name="Bookman Old Style" fo:color="#0000FF"/>
    </style:style>
    <style:style style:name="P10" style:parent-style-name="DefaultDrawingStyle" style:family="paragraph">
      <style:paragraph-properties fo:line-height="15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11" style:parent-style-name="DefaultParagraphFont" style:family="text">
      <style:text-properties style:font-name="Bookman Old Style" fo:color="#0000FF"/>
    </style:style>
    <style:style style:name="T12" style:parent-style-name="DefaultParagraphFont" style:family="text">
      <style:text-properties style:font-name="Bookman Old Style" fo:color="#0000FF"/>
    </style:style>
    <style:style style:name="P13" style:parent-style-name="DefaultDrawingStyle" style:family="paragraph">
      <style:paragraph-properties fo:line-height="15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  <style:text-properties style:font-name="Bookman Old Style" fo:color="#0000FF"/>
    </style:style>
    <style:style style:name="P14" style:parent-style-name="DefaultDrawingStyle" style:family="paragraph">
      <style:text-properties style:font-name="Bookman Old Style" fo:color="#0000FF" fo:font-size="28pt" style:font-size-asian="28pt"/>
    </style:style>
    <style:style style:name="P15" style:parent-style-name="DefaultDrawingStyle" style:family="paragraph">
      <style:text-properties style:font-name="Bookman Old Style" fo:color="#0000FF" fo:font-size="20pt" style:font-size-asian="20pt"/>
    </style:style>
    <style:style style:name="P16" style:parent-style-name="DefaultDrawingStyle" style:family="paragraph">
      <style:text-properties style:font-name="Bookman Old Style" fo:color="#0000FF" fo:font-size="20pt" style:font-size-asian="20pt"/>
    </style:style>
    <style:style style:name="P17" style:parent-style-name="DefaultDrawingStyle" style:family="paragraph">
      <style:text-properties style:font-name="Bookman Old Style" fo:color="#FF0000" fo:font-size="20pt" style:font-size-asian="20pt"/>
    </style:style>
    <style:style style:name="P18" style:parent-style-name="DefaultDrawingStyle" style:family="paragraph">
      <style:text-properties style:font-name="Bookman Old Style" fo:color="#FF0000" fo:font-size="20pt" style:font-size-asian="20pt"/>
    </style:style>
    <style:style style:name="P19" style:parent-style-name="DefaultDrawingStyle" style:family="paragraph">
      <style:paragraph-properties fo:line-height="15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20" style:parent-style-name="DefaultParagraphFont" style:family="text">
      <style:text-properties style:font-name="Bookman Old Style" fo:color="#0000FF" fo:font-size="12pt" style:font-size-asian="12pt"/>
    </style:style>
    <style:style style:name="T21" style:parent-style-name="DefaultParagraphFont" style:family="text">
      <style:text-properties style:font-name="Bookman Old Style" fo:color="#C00000" fo:font-size="12pt" style:font-size-asian="12pt"/>
    </style:style>
    <style:style style:name="T22" style:parent-style-name="DefaultParagraphFont" style:family="text">
      <style:text-properties style:font-name="Bookman Old Style" fo:color="#0000FF" fo:font-size="12pt" style:font-size-asian="12pt"/>
    </style:style>
    <style:style style:name="T23" style:parent-style-name="DefaultParagraphFont" style:family="text">
      <style:text-properties style:font-name="Bookman Old Style" fo:color="#0000FF" fo:font-size="12pt" style:font-size-asian="12pt"/>
    </style:style>
    <style:style style:name="P24" style:parent-style-name="DefaultDrawingStyle" style:family="paragraph">
      <style:paragraph-properties fo:line-height="15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  <style:text-properties style:font-name="Bookman Old Style" fo:font-weight="bold" style:font-weight-asian="bold" fo:color="#C00000" fo:font-size="25pt" style:font-size-asian="25pt"/>
    </style:style>
    <style:style style:name="P25" style:parent-style-name="DefaultDrawingStyle" style:family="paragraph">
      <style:paragraph-properties fo:line-height="15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26" style:parent-style-name="DefaultParagraphFont" style:family="text">
      <style:text-properties style:font-name="Bookman Old Style" fo:color="#FF0000" fo:font-size="11pt" style:font-size-asian="11pt"/>
    </style:style>
    <style:style style:name="T27" style:parent-style-name="DefaultParagraphFont" style:family="text">
      <style:text-properties style:font-name="Bookman Old Style" fo:color="#0000FF" fo:font-size="11pt" style:font-size-asian="11pt"/>
    </style:style>
    <style:style style:name="P28" style:parent-style-name="DefaultDrawingStyle" style:family="paragraph">
      <style:paragraph-properties fo:line-height="15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P29" style:parent-style-name="DefaultDrawingStyle" style:family="paragraph">
      <style:paragraph-properties fo:line-height="15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  <style:text-properties style:font-name="Bookman Old Style" fo:color="#0000FF" fo:font-size="25pt" style:font-size-asian="25pt"/>
    </style:style>
    <style:style style:name="P30" style:parent-style-name="DefaultDrawingStyle" style:family="paragraph">
      <style:paragraph-properties fo:line-height="15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31" style:parent-style-name="DefaultParagraphFont" style:family="text">
      <style:text-properties style:font-name="Bookman Old Style" fo:color="#0000FF" fo:font-size="11pt" style:font-size-asian="11pt"/>
    </style:style>
    <style:style style:name="T32" style:parent-style-name="DefaultParagraphFont" style:family="text">
      <style:text-properties style:font-name="Bookman Old Style" fo:font-weight="bold" style:font-weight-asian="bold" fo:color="#C00000" fo:font-size="11pt" style:font-size-asian="11pt"/>
    </style:style>
    <style:style style:name="P33" style:parent-style-name="Standard" style:family="paragraph">
      <style:paragraph-properties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</style:tab-stops>
      </style:paragraph-properties>
      <style:text-properties style:font-name="Bookman Old Style" fo:color="#FF0000" fo:font-size="20pt" style:font-size-asian="20pt"/>
    </style:style>
    <style:style style:name="T34" style:parent-style-name="HTMLCode" style:family="text">
      <style:text-properties style:font-name="inherit" style:font-name-asian="Noto Serif CJK SC" fo:color="#404040" fo:font-size="12pt" style:font-size-asian="12pt" style:font-size-complex="12pt" fo:background-color="#F7F7F7"/>
    </style:style>
    <style:style style:name="T35" style:parent-style-name="HTMLCode" style:family="text">
      <style:text-properties style:font-name="inherit" style:font-name-asian="Noto Serif CJK SC" fo:color="#404040" fo:font-size="12pt" style:font-size-asian="12pt" style:font-size-complex="12pt" fo:background-color="#F7F7F7"/>
    </style:style>
    <style:style style:name="T36" style:parent-style-name="HTMLCode" style:family="text">
      <style:text-properties style:font-name="inherit" style:font-name-asian="Noto Serif CJK SC" fo:color="#404040" fo:font-size="12pt" style:font-size-asian="12pt" style:font-size-complex="12pt" fo:background-color="#F7F7F7"/>
    </style:style>
    <style:style style:name="T37" style:parent-style-name="HTMLCode" style:family="text">
      <style:text-properties style:font-name="inherit" style:font-name-asian="Noto Serif CJK SC" fo:color="#404040" fo:font-size="12pt" style:font-size-asian="12pt" style:font-size-complex="12pt" fo:background-color="#F7F7F7"/>
    </style:style>
    <style:style style:name="T38" style:parent-style-name="HTMLCode" style:family="text">
      <style:text-properties style:font-name="inherit" style:font-name-asian="Noto Serif CJK SC" fo:color="#404040" fo:font-size="12pt" style:font-size-asian="12pt" style:font-size-complex="12pt" fo:background-color="#F7F7F7"/>
    </style:style>
    <style:style style:name="T39" style:parent-style-name="HTMLCode" style:family="text">
      <style:text-properties style:font-name-asian="Noto Serif CJK SC"/>
    </style:style>
    <style:style style:name="T40" style:parent-style-name="HTMLCode" style:family="text">
      <style:text-properties style:font-name="inherit" style:font-name-asian="Noto Serif CJK SC" fo:color="#404040" fo:font-size="12pt" style:font-size-asian="12pt" style:font-size-complex="12pt" fo:background-color="#F7F7F7"/>
    </style:style>
    <style:style style:name="T41" style:parent-style-name="HTMLCode" style:family="text">
      <style:text-properties style:font-name="inherit" style:font-name-asian="Noto Serif CJK SC" fo:color="#404040" fo:font-size="12pt" style:font-size-asian="12pt" style:font-size-complex="12pt" fo:background-color="#F7F7F7"/>
    </style:style>
    <style:style style:name="T42" style:parent-style-name="HTMLCode" style:family="text">
      <style:text-properties style:font-name="inherit" style:font-name-asian="Noto Serif CJK SC" fo:color="#404040" fo:font-size="12pt" style:font-size-asian="12pt" style:font-size-complex="12pt" fo:background-color="#F7F7F7"/>
    </style:style>
    <style:style style:name="T43" style:parent-style-name="HTMLCode" style:family="text">
      <style:text-properties style:font-name="inherit" style:font-name-asian="Noto Serif CJK SC" fo:color="#404040" fo:font-size="12pt" style:font-size-asian="12pt" style:font-size-complex="12pt" fo:background-color="#F7F7F7"/>
    </style:style>
    <style:style style:name="T44" style:parent-style-name="HTMLCode" style:family="text">
      <style:text-properties style:font-name="inherit" style:font-name-asian="Noto Serif CJK SC" fo:color="#404040" fo:font-size="12pt" style:font-size-asian="12pt" style:font-size-complex="12pt" fo:background-color="#F7F7F7"/>
    </style:style>
    <style:style style:name="T45" style:parent-style-name="HTMLCode" style:family="text">
      <style:text-properties style:font-name="inherit" style:font-name-asian="Noto Serif CJK SC" fo:color="#404040" fo:font-size="12pt" style:font-size-asian="12pt" style:font-size-complex="12pt" fo:background-color="#FFFF00"/>
    </style:style>
    <style:style style:name="T46" style:parent-style-name="HTMLCode" style:family="text">
      <style:text-properties style:font-name="inherit" style:font-name-asian="Noto Serif CJK SC" fo:color="#404040" fo:font-size="12pt" style:font-size-asian="12pt" style:font-size-complex="12pt" fo:background-color="#F7F7F7"/>
    </style:style>
    <style:style style:name="T47" style:parent-style-name="HTMLCode" style:family="text">
      <style:text-properties style:font-name="inherit" style:font-name-asian="Noto Serif CJK SC" fo:color="#404040" fo:font-size="12pt" style:font-size-asian="12pt" style:font-size-complex="12pt" fo:background-color="#FFFF00"/>
    </style:style>
    <style:style style:name="T48" style:parent-style-name="HTMLCode" style:family="text">
      <style:text-properties style:font-name="inherit" style:font-name-asian="Noto Serif CJK SC" fo:color="#404040" fo:font-size="12pt" style:font-size-asian="12pt" style:font-size-complex="12pt" fo:background-color="#F7F7F7"/>
    </style:style>
    <style:style style:name="T49" style:parent-style-name="HTMLCode" style:family="text">
      <style:text-properties style:font-name="inherit" style:font-name-asian="Noto Serif CJK SC" fo:color="#404040" fo:font-size="12pt" style:font-size-asian="12pt" style:font-size-complex="12pt" fo:background-color="#F7F7F7"/>
    </style:style>
    <style:style style:name="T50" style:parent-style-name="HTMLCode" style:family="text">
      <style:text-properties style:font-name="inherit" style:font-name-asian="Noto Serif CJK SC" fo:color="#404040" fo:font-size="12pt" style:font-size-asian="12pt" style:font-size-complex="12pt" fo:background-color="#F7F7F7"/>
    </style:style>
    <style:style style:name="T51" style:parent-style-name="HTMLCode" style:family="text">
      <style:text-properties style:font-name="inherit" style:font-name-asian="Noto Serif CJK SC" fo:color="#404040" fo:font-size="12pt" style:font-size-asian="12pt" style:font-size-complex="12pt" fo:background-color="#F7F7F7"/>
    </style:style>
    <style:style style:name="T52" style:parent-style-name="HTMLCode" style:family="text">
      <style:text-properties style:font-name="inherit" style:font-name-asian="Noto Serif CJK SC" fo:color="#404040" fo:font-size="12pt" style:font-size-asian="12pt" style:font-size-complex="12pt" fo:background-color="#F7F7F7"/>
    </style:style>
    <style:style style:name="T53" style:parent-style-name="HTMLCode" style:family="text">
      <style:text-properties style:font-name="inherit" style:font-name-asian="Noto Serif CJK SC" fo:color="#404040" fo:font-size="12pt" style:font-size-asian="12pt" style:font-size-complex="12pt" fo:background-color="#F7F7F7"/>
    </style:style>
    <style:style style:name="T54" style:parent-style-name="HTMLCode" style:family="text">
      <style:text-properties style:font-name="inherit" style:font-name-asian="Noto Serif CJK SC" fo:color="#404040" fo:font-size="12pt" style:font-size-asian="12pt" style:font-size-complex="12pt" fo:background-color="#F7F7F7"/>
    </style:style>
    <style:style style:name="T55" style:parent-style-name="HTMLCode" style:family="text">
      <style:text-properties style:font-name="inherit" style:font-name-asian="Noto Serif CJK SC" fo:color="#404040" fo:font-size="12pt" style:font-size-asian="12pt" style:font-size-complex="12pt" fo:background-color="#F7F7F7"/>
    </style:style>
    <style:style style:name="T56" style:parent-style-name="HTMLCode" style:family="text">
      <style:text-properties style:font-name="inherit" style:font-name-asian="Noto Serif CJK SC" fo:color="#404040" fo:font-size="12pt" style:font-size-asian="12pt" style:font-size-complex="12pt" fo:background-color="#F7F7F7"/>
    </style:style>
    <style:style style:name="T57" style:parent-style-name="HTMLCode" style:family="text">
      <style:text-properties style:font-name="inherit" style:font-name-asian="Noto Serif CJK SC" fo:color="#404040" fo:font-size="12pt" style:font-size-asian="12pt" style:font-size-complex="12pt" fo:background-color="#F7F7F7"/>
    </style:style>
    <style:style style:name="P58" style:parent-style-name="DefaultDrawingStyle" style:family="paragraph">
      <style:paragraph-properties fo:line-height="150%" fo:margin-left="0.5in" fo:text-indent="-0.4951in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59" style:parent-style-name="HTMLCode" style:family="text">
      <style:text-properties style:font-name="Bookman Old Style" style:font-name-asian="DejaVu Sans" fo:font-weight="bold" style:font-weight-asian="bold" fo:color="#C00000" fo:font-size="22pt" style:font-size-asian="22pt" style:font-size-complex="12pt" fo:background-color="#F7F7F7"/>
    </style:style>
    <style:style style:name="T60" style:parent-style-name="DefaultParagraphFont" style:family="text">
      <style:text-properties style:font-name="Bookman Old Style" fo:font-weight="bold" style:font-weight-asian="bold" fo:color="#C00000" fo:font-size="22pt" style:font-size-asian="22pt"/>
    </style:style>
    <style:style style:name="T61" style:parent-style-name="DefaultParagraphFont" style:family="text">
      <style:text-properties style:font-name="Bookman Old Style" fo:font-weight="bold" style:font-weight-asian="bold" fo:color="#C00000" fo:font-size="22pt" style:font-size-asian="22pt"/>
    </style:style>
    <style:style style:name="P62" style:parent-style-name="DefaultDrawingStyle" style:family="paragraph">
      <style:paragraph-properties fo:line-height="150%" fo:margin-left="0.5in" fo:text-indent="-0.4951in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  <style:text-properties style:font-name="Bookman Old Style" fo:color="#000000" fo:font-size="20pt" style:font-size-asian="20pt"/>
    </style:style>
    <style:style style:name="P63" style:parent-style-name="DefaultDrawingStyle" style:family="paragraph">
      <style:paragraph-properties fo:line-height="150%" fo:margin-left="0.5in" fo:text-indent="-0.4951in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  <style:text-properties style:font-name="Bookman Old Style" fo:color="#000000" fo:font-size="20pt" style:font-size-asian="20pt"/>
    </style:style>
    <style:style style:name="P64" style:parent-style-name="DefaultDrawingStyle" style:family="paragraph">
      <style:paragraph-properties fo:line-height="150%" fo:margin-left="0.5in" fo:text-indent="-0.4951in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  <style:text-properties style:font-name="Bookman Old Style" fo:color="#000000" fo:font-size="20pt" style:font-size-asian="20pt"/>
    </style:style>
    <style:style style:name="P65" style:parent-style-name="DefaultDrawingStyle" style:family="paragraph">
      <style:paragraph-properties fo:line-height="150%" fo:margin-left="0.5in" fo:text-indent="-0.4951in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  <style:text-properties style:font-name="Bookman Old Style" fo:font-weight="bold" style:font-weight-asian="bold" fo:color="#C00000" fo:font-size="22pt" style:font-size-asian="22pt"/>
    </style:style>
    <style:style style:name="P66" style:parent-style-name="DefaultDrawingStyle" style:family="paragraph">
      <style:paragraph-properties fo:line-height="150%" fo:margin-left="0.5in" fo:text-indent="-0.4951in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67" style:parent-style-name="DefaultParagraphFont" style:family="text">
      <style:text-properties style:font-name="Bookman Old Style" fo:color="#000000" fo:font-size="20pt" style:font-size-asian="20pt"/>
    </style:style>
    <style:style style:name="P68" style:parent-style-name="HTMLPreformatted" style:family="paragraph">
      <style:paragraph-properties fo:border="0.0104in solid #EAEAEA" fo:padding="0.25in" style:shadow="none" fo:margin-top="0.1944in" fo:margin-bottom="0.1944in" fo:background-color="#F7F7F7"/>
    </style:style>
    <style:style style:name="T69" style:parent-style-name="HTMLCode" style:family="text">
      <style:text-properties style:font-name="inherit" fo:color="#404040" fo:font-size="12pt" style:font-size-asian="12pt" style:font-size-complex="12pt" fo:background-color="#F7F7F7"/>
    </style:style>
    <style:style style:name="T70" style:parent-style-name="HTMLCode" style:family="text">
      <style:text-properties style:font-name="inherit" fo:color="#404040" fo:font-size="12pt" style:font-size-asian="12pt" style:font-size-complex="12pt" fo:background-color="#F7F7F7"/>
    </style:style>
    <style:style style:name="P71" style:parent-style-name="HTMLPreformatted" style:family="paragraph">
      <style:paragraph-properties fo:border="0.0104in solid #EAEAEA" fo:padding="0.25in" style:shadow="none" fo:margin-top="0.1944in" fo:margin-bottom="0.1944in" fo:line-height="150%" fo:margin-left="0.5in" fo:text-indent="-0.4951in" fo:background-color="#F7F7F7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72" style:parent-style-name="HTMLCode" style:family="text">
      <style:text-properties style:font-name="inherit" fo:color="#404040" fo:font-size="12pt" style:font-size-asian="12pt" style:font-size-complex="12pt" fo:background-color="#F7F7F7"/>
    </style:style>
    <style:style style:name="P73" style:parent-style-name="DefaultDrawingStyle" style:family="paragraph">
      <style:paragraph-properties fo:border="0.0104in solid #EAEAEA" fo:padding="0.25in" style:shadow="none" fo:margin-top="0.1944in" fo:margin-bottom="0.1944in" fo:line-height="150%" fo:margin-left="0.5in" fo:text-indent="-0.4951in" fo:background-color="#F7F7F7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74" style:parent-style-name="HTMLCode" style:family="text">
      <style:text-properties style:font-name="Bookman Old Style" style:font-name-asian="DejaVu Sans" fo:font-weight="bold" style:font-weight-asian="bold" fo:color="#000000" fo:font-size="20pt" style:font-size-asian="20pt" style:font-size-complex="12pt" fo:background-color="#F7F7F7"/>
    </style:style>
    <style:style style:name="T75" style:parent-style-name="DefaultParagraphFont" style:family="text">
      <style:text-properties style:font-name="Bookman Old Style" fo:color="#000000" fo:font-size="20pt" style:font-size-asian="20pt"/>
    </style:style>
    <style:style style:name="P76" style:parent-style-name="DefaultDrawingStyle" style:family="paragraph">
      <style:paragraph-properties fo:line-height="150%" fo:margin-left="0.5in" fo:text-indent="-0.4951in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  <style:text-properties style:font-name="Bookman Old Style" fo:color="#0000FF" fo:font-size="24pt" style:font-size-asian="24pt"/>
    </style:style>
    <style:style style:name="P77" style:parent-style-name="DefaultDrawingStyle" style:family="paragraph">
      <style:paragraph-properties fo:border="0.0104in solid #EAEAEA" fo:padding="0.25in" style:shadow="none" fo:margin-top="0.1944in" fo:margin-bottom="0.1944in" fo:background-color="#F7F7F7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78" style:parent-style-name="HTMLCode" style:family="text">
      <style:text-properties style:font-name="Bookman Old Style" style:font-name-asian="DejaVu Sans" fo:font-weight="bold" style:font-weight-asian="bold" fo:color="#0000FF" fo:font-size="22pt" style:font-size-asian="22pt" style:font-size-complex="12pt" fo:background-color="#F7F7F7"/>
    </style:style>
    <style:style style:name="P79" style:parent-style-name="DefaultDrawingStyle" style:family="paragraph">
      <style:paragraph-properties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P80" style:parent-style-name="DefaultDrawingStyle" style:family="paragraph">
      <style:paragraph-properties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  <style:text-properties style:font-name="Bookman Old Style" fo:color="#0000FF" fo:font-size="22pt" style:font-size-asian="22pt"/>
    </style:style>
    <style:style style:name="P81" style:parent-style-name="DefaultDrawingStyle" style:family="paragraph">
      <style:paragraph-properties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P82" style:parent-style-name="DefaultDrawingStyle" style:family="paragraph">
      <style:paragraph-properties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  <style:text-properties style:font-name="Bookman Old Style" fo:color="#0000FF" fo:font-size="22pt" style:font-size-asian="22pt"/>
    </style:style>
    <style:style style:name="P83" style:parent-style-name="DefaultDrawingStyle" style:family="paragraph">
      <style:paragraph-properties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P84" style:parent-style-name="DefaultDrawingStyle" style:family="paragraph">
      <style:paragraph-properties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  <style:text-properties style:font-name="Bookman Old Style" fo:color="#0000FF" fo:font-size="22pt" style:font-size-asian="22pt"/>
    </style:style>
    <style:style style:name="P85" style:parent-style-name="DefaultDrawingStyle" style:family="paragraph">
      <style:paragraph-properties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P86" style:parent-style-name="DefaultDrawingStyle" style:family="paragraph">
      <style:paragraph-properties fo:line-height="12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  <style:text-properties style:font-name="Bookman Old Style" fo:color="#0000FF" fo:font-size="24pt" style:font-size-asian="24pt"/>
    </style:style>
    <style:style style:name="P87" style:parent-style-name="DefaultDrawingStyle" style:family="paragraph">
      <style:paragraph-properties fo:line-height="12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  <style:text-properties style:font-name="Bookman Old Style" fo:color="#000000" fo:font-size="24pt" style:font-size-asian="24pt"/>
    </style:style>
    <style:style style:name="P88" style:parent-style-name="DefaultDrawingStyle" style:family="paragraph">
      <style:paragraph-properties fo:line-height="12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  <style:text-properties style:font-name="Bookman Old Style" fo:color="#0000FF" fo:font-size="24pt" style:font-size-asian="24pt"/>
    </style:style>
    <style:style style:name="P89" style:parent-style-name="DefaultDrawingStyle" style:family="paragraph">
      <style:paragraph-properties fo:line-height="12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  <style:text-properties style:font-name="Bookman Old Style" fo:color="#000000" fo:font-size="24pt" style:font-size-asian="24pt"/>
    </style:style>
    <style:style style:name="P90" style:parent-style-name="DefaultDrawingStyle" style:family="paragraph">
      <style:paragraph-properties fo:line-height="12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91" style:parent-style-name="DefaultParagraphFont" style:family="text">
      <style:text-properties style:font-name="Bookman Old Style" fo:color="#0000FF" fo:font-size="24pt" style:font-size-asian="24pt"/>
    </style:style>
    <style:style style:name="P92" style:parent-style-name="DefaultDrawingStyle" style:family="paragraph">
      <style:paragraph-properties fo:line-height="12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  <style:text-properties style:font-name="Bookman Old Style" fo:color="#0000FF" fo:font-size="24pt" style:font-size-asian="24pt"/>
    </style:style>
    <style:style style:name="P93" style:parent-style-name="DefaultDrawingStyle" style:family="paragraph">
      <style:paragraph-properties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  <style:text-properties style:font-name="Bookman Old Style" fo:color="#0000FF" fo:font-size="22pt" style:font-size-asian="22pt"/>
    </style:style>
    <style:style style:name="P94" style:parent-style-name="DefaultDrawingStyle" style:family="paragraph">
      <style:paragraph-properties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P95" style:parent-style-name="DefaultDrawingStyle" style:family="paragraph">
      <style:paragraph-properties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P96" style:parent-style-name="DefaultDrawingStyle" style:family="paragraph">
      <style:paragraph-properties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97" style:parent-style-name="DefaultParagraphFont" style:family="text">
      <style:text-properties style:font-name="Bookman Old Style" fo:color="#000000" fo:font-size="12pt" style:font-size-asian="12pt"/>
    </style:style>
    <style:style style:name="T98" style:parent-style-name="DefaultParagraphFont" style:family="text">
      <style:text-properties style:font-name="Bookman Old Style" fo:color="#0000FF" fo:font-size="12pt" style:font-size-asian="12pt"/>
    </style:style>
    <style:style style:name="T99" style:parent-style-name="DefaultParagraphFont" style:family="text">
      <style:text-properties style:font-name="Bookman Old Style" fo:color="#000000" fo:font-size="12pt" style:font-size-asian="12pt"/>
    </style:style>
    <style:style style:name="T100" style:parent-style-name="DefaultParagraphFont" style:family="text">
      <style:text-properties style:font-name="Bookman Old Style" fo:color="#C00000" fo:font-size="12pt" style:font-size-asian="12pt"/>
    </style:style>
    <style:style style:name="T101" style:parent-style-name="DefaultParagraphFont" style:family="text">
      <style:text-properties style:font-name="Bookman Old Style" fo:color="#000000" fo:font-size="12pt" style:font-size-asian="12pt"/>
    </style:style>
    <style:style style:name="T102" style:parent-style-name="DefaultParagraphFont" style:family="text">
      <style:text-properties style:font-name="Bookman Old Style" fo:color="#00CC00" fo:font-size="12pt" style:font-size-asian="12pt"/>
    </style:style>
    <style:style style:name="P103" style:parent-style-name="Standard" style:family="paragraph">
      <style:paragraph-properties fo:line-height="12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  <style:text-properties style:font-name="Bookman Old Style" fo:color="#0000FF" fo:font-size="22pt" style:font-size-asian="22pt"/>
    </style:style>
    <style:style style:name="P104" style:parent-style-name="DefaultDrawingStyle" style:family="paragraph">
      <style:paragraph-properties fo:line-height="12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  <style:text-properties style:font-name="Bookman Old Style" fo:color="#0000FF" fo:font-size="16pt" style:font-size-asian="16pt"/>
    </style:style>
    <style:style style:name="P105" style:parent-style-name="DefaultDrawingStyle" style:family="paragraph">
      <style:paragraph-properties fo:line-height="12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  <style:text-properties style:font-name="Bookman Old Style" fo:color="#0000FF" fo:font-size="16pt" style:font-size-asian="16pt"/>
    </style:style>
    <style:style style:name="P106" style:parent-style-name="DefaultDrawingStyle" style:family="paragraph">
      <style:paragraph-properties fo:line-height="12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107" style:parent-style-name="DefaultParagraphFont" style:family="text">
      <style:text-properties style:font-name="Bookman Old Style" fo:color="#000000" fo:font-size="16pt" style:font-size-asian="16pt"/>
    </style:style>
    <style:style style:name="T108" style:parent-style-name="DefaultParagraphFont" style:family="text">
      <style:text-properties style:font-name="Bookman Old Style" fo:font-style="italic" style:font-style-asian="italic" style:font-style-complex="italic" fo:color="#000000" fo:font-size="16pt" style:font-size-asian="16pt"/>
    </style:style>
    <style:style style:name="T109" style:parent-style-name="DefaultParagraphFont" style:family="text">
      <style:text-properties style:font-name="Bookman Old Style" fo:color="#000000" fo:font-size="16pt" style:font-size-asian="16pt"/>
    </style:style>
    <style:style style:name="P110" style:parent-style-name="DefaultDrawingStyle" style:family="paragraph">
      <style:paragraph-properties fo:line-height="12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  <style:text-properties style:font-name="Bookman Old Style" fo:color="#0000FF" fo:font-size="16pt" style:font-size-asian="16pt"/>
    </style:style>
    <style:style style:name="P111" style:parent-style-name="DefaultDrawingStyle" style:family="paragraph">
      <style:paragraph-properties fo:line-height="12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  <style:text-properties style:font-name="Bookman Old Style" fo:color="#000000" fo:font-size="16pt" style:font-size-asian="16pt"/>
    </style:style>
    <style:style style:name="P112" style:parent-style-name="DefaultDrawingStyle" style:family="paragraph">
      <style:paragraph-properties fo:line-height="12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113" style:parent-style-name="DefaultParagraphFont" style:family="text">
      <style:text-properties style:font-name="Bookman Old Style" fo:color="#0000FF" fo:font-size="16pt" style:font-size-asian="16pt"/>
    </style:style>
    <style:style style:name="P114" style:parent-style-name="DefaultDrawingStyle" style:family="paragraph">
      <style:paragraph-properties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  <style:text-properties style:font-name="Bookman Old Style" fo:color="#0000FF" fo:font-size="14pt" style:font-size-asian="14pt"/>
    </style:style>
    <style:style style:name="P115" style:parent-style-name="DefaultDrawingStyle" style:family="paragraph">
      <style:paragraph-properties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  <style:text-properties fo:font-size="16pt" style:font-size-asian="16pt"/>
    </style:style>
    <style:style style:name="P116" style:parent-style-name="DefaultDrawingStyle" style:family="paragraph">
      <style:paragraph-properties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P117" style:parent-style-name="DefaultDrawingStyle" style:family="paragraph">
      <style:paragraph-properties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118" style:parent-style-name="DefaultParagraphFont" style:family="text">
      <style:text-properties style:font-name="Bookman Old Style" fo:color="#000000" fo:font-size="12pt" style:font-size-asian="12pt"/>
    </style:style>
    <style:style style:name="T119" style:parent-style-name="DefaultParagraphFont" style:family="text">
      <style:text-properties style:font-name="Bookman Old Style" fo:color="#0000FF" fo:font-size="12pt" style:font-size-asian="12pt"/>
    </style:style>
    <style:style style:name="T120" style:parent-style-name="DefaultParagraphFont" style:family="text">
      <style:text-properties style:font-name="Bookman Old Style" fo:color="#000000" fo:font-size="12pt" style:font-size-asian="12pt"/>
    </style:style>
    <style:style style:name="T121" style:parent-style-name="DefaultParagraphFont" style:family="text">
      <style:text-properties style:font-name="Bookman Old Style" fo:color="#C00000" fo:font-size="12pt" style:font-size-asian="12pt"/>
    </style:style>
    <style:style style:name="T122" style:parent-style-name="DefaultParagraphFont" style:family="text">
      <style:text-properties style:font-name="Bookman Old Style" fo:color="#00CC00" fo:font-size="12pt" style:font-size-asian="12pt"/>
    </style:style>
    <style:style style:name="P123" style:parent-style-name="DefaultDrawingStyle" style:family="paragraph">
      <style:paragraph-properties fo:border="0.0104in solid #EAEAEA" fo:padding="0.25in" style:shadow="none" fo:margin-top="0.1944in" fo:margin-bottom="0.1944in" fo:background-color="#F7F7F7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124" style:parent-style-name="HTMLCode" style:family="text">
      <style:text-properties style:font-name="Bookman Old Style" style:font-name-asian="DejaVu Sans" fo:font-weight="bold" style:font-weight-asian="bold" fo:color="#C00000" fo:font-size="12pt" style:font-size-asian="12pt" style:font-size-complex="12pt" fo:background-color="#F7F7F7"/>
    </style:style>
    <style:style style:name="P125" style:parent-style-name="DefaultDrawingStyle" style:family="paragraph">
      <style:paragraph-properties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  <style:text-properties style:font-name="Bookman Old Style" fo:color="#000000" fo:font-size="24pt" style:font-size-asian="24pt"/>
    </style:style>
    <style:style style:name="P126" style:parent-style-name="DefaultDrawingStyle" style:family="paragraph">
      <style:paragraph-properties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  <style:text-properties style:font-name="Bookman Old Style" fo:color="#0000FF" fo:font-size="24pt" style:font-size-asian="24pt"/>
    </style:style>
    <style:style style:name="P127" style:parent-style-name="DefaultDrawingStyle" style:family="paragraph">
      <style:paragraph-properties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  <style:text-properties style:font-name="Bookman Old Style" fo:color="#000000" fo:font-size="24pt" style:font-size-asian="24pt"/>
    </style:style>
    <style:style style:name="P128" style:parent-style-name="DefaultDrawingStyle" style:family="paragraph">
      <style:paragraph-properties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  <style:text-properties style:font-name="Bookman Old Style" fo:color="#000000" fo:font-size="24pt" style:font-size-asian="24pt"/>
    </style:style>
    <style:style style:name="P129" style:parent-style-name="DefaultDrawingStyle" style:family="paragraph">
      <style:paragraph-properties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130" style:parent-style-name="DefaultParagraphFont" style:family="text">
      <style:text-properties style:font-name="Bookman Old Style" fo:color="#000000" fo:font-size="24pt" style:font-size-asian="24pt"/>
    </style:style>
    <style:style style:name="P131" style:parent-style-name="DefaultDrawingStyle" style:family="paragraph">
      <style:paragraph-properties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  <style:text-properties style:font-name="Bookman Old Style" fo:color="#0000FF" fo:font-size="24pt" style:font-size-asian="24pt"/>
    </style:style>
    <style:style style:name="P132" style:parent-style-name="DefaultDrawingStyle" style:family="paragraph">
      <style:paragraph-properties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  <style:text-properties style:font-name="Bookman Old Style" fo:color="#000000" fo:font-size="24pt" style:font-size-asian="24pt"/>
    </style:style>
    <style:style style:name="P133" style:parent-style-name="Standard" style:family="paragraph">
      <style:paragraph-properties fo:border="0.0104in solid #EAEAEA" fo:padding="0.25in" style:shadow="none" fo:margin-top="0.1944in" fo:margin-bottom="0.1944in" fo:line-height="150%" fo:margin-left="0.5in" fo:text-indent="-0.4951in" fo:background-color="#F7F7F7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</office:automatic-styles>
  <office:body>
    <office:text text:use-soft-page-breaks="true">
      <text:p text:style-name="P1"/>
      <text:p text:style-name="Standard"/>
      <text:p text:style-name="P2"><text:span text:style-name="T3">Follow the steps given below to create a group and a user in that group:</text:span></text:p>
      <text:p text:style-name="P4"/>
      <text:p text:style-name="P5">$ clear</text:p>
      <text:p text:style-name="P6"><text:span text:style-name="T7">$ sudo addgroup <text:s/>hadoopgroup</text:span></text:p>
      <text:p text:style-name="P8"><text:span text:style-name="T9">$ sudo adduser –ingroup hadoopgroup hadoopuser</text:span></text:p>
      <text:p text:style-name="P10"><text:span text:style-name="T11">==&gt; It asks password.<text:s/></text:span><text:span text:style-name="T12">Give password. <text:s text:c="4"/>Give all other details.</text:span></text:p>
      <text:p text:style-name="P13">To give permission to group</text:p>
      <text:p text:style-name="P14">$sudo gedit /etc/sudoers <text:s/>- will open a file...in that...</text:p>
      <text:p text:style-name="P15"/>
      <text:p text:style-name="P16">Add the following line (after %sudo ALL=(ALL:ALL) ALL)</text:p>
      <text:p text:style-name="P17">%hadoopgroup <text:s/>ALL=(ALL:ALL) ALL <text:s/></text:p>
      <text:p text:style-name="P18"/>
      <text:p text:style-name="P19"><text:span text:style-name="T20">Change the user<text:s/></text:span><text:span text:style-name="T21">form existing user</text:span><text:span text:style-name="T22">…<text:s/></text:span><text:span text:style-name="T23">to hadoopuser</text:span></text:p>
      <text:p text:style-name="P24">LOGOUT of the present user</text:p>
      <text:p text:style-name="P25"><text:span text:style-name="T26">LOGIN with the newly created user</text:span><text:span text:style-name="T27"><text:s/>“hadoopuser”</text:span></text:p>
      <text:p text:style-name="P28"><text:tab/></text:p>
      <text:p text:style-name="P29">After this, if you type pwd, we should get <text:s/></text:p>
      <text:p text:style-name="P30"><text:span text:style-name="T31"><text:s text:c="3"/></text:span><text:span text:style-name="T32">$hadoopuser@ .......</text:span></text:p>
      <text:p text:style-name="P33"/>
      <text:p text:style-name="Standard">1. sudo apt update</text:p>
      <text:p text:style-name="Standard"/>
      <text:p text:style-name="Standard">2. sudo apt install openjdk-8-jdk -y</text:p>
      <text:p text:style-name="Standard"/>
      <text:p text:style-name="Standard">3. java -version; javac -version</text:p>
      <text:p text:style-name="Standard"/>
      <text:p text:style-name="Standard">4. sudo apt install openssh-server openssh-client -y</text:p>
      <text:p text:style-name="Standard"/>
      <text:p text:style-name="Standard">5. sudo apt-get install<text:s/>vsftpd</text:p>
      <text:p text:style-name="Standard"/>
      <text:p text:style-name="Standard"><text:span text:style-name="T34">6. ssh-keygen -t rsa -P '' -f ~/.ssh/id_rsa</text:span></text:p>
      <text:p text:style-name="Standard"/>
      <text:p text:style-name="Standard"><text:span text:style-name="T35">7. cat ~/.ssh/id_rsa.pub &gt;&gt; ~/.ssh/authorized_keys</text:span></text:p>
      <text:p text:style-name="Standard"/>
      <text:p text:style-name="Standard"><text:span text:style-name="T36">8. chmod 0600 ~/.ssh/authorized_keys</text:span></text:p>
      <text:p text:style-name="Standard"/>
      <text:p text:style-name="Standard"><text:span text:style-name="T37">9. ssh localhost</text:span></text:p>
      <text:p text:style-name="Standard"/>
      <text:p text:style-name="Standard"><text:span text:style-name="T38">10. wget<text:s/></text:span><text:a xlink:href="https://downloads.apache.org/hadoop/common/hadoop-3.3.4/hadoop-3.3.4.tar.gz" office:target-frame-name="_top" xlink:show="replace"><text:span text:style-name="T39">https://downloads.apache.org/hadoop/common/hadoop-3.3.4/hadoop-3.3.4.tar.gz</text:span></text:a></text:p>
      <text:p text:style-name="Standard"/>
      <text:p text:style-name="Standard"><text:span text:style-name="T40">11. tar xzf hadoop-3.3.4.tar.gz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41">12. sudo nano .bashrc <text:s/></text:span></text:p>
      <text:p text:style-name="Standard"><text:span text:style-name="T42">paste</text:span></text:p>
      <text:p text:style-name="Standard"/>
      <text:p text:style-name="Standard"><text:span text:style-name="T43">#Hadoop Related Options</text:span></text:p>
      <text:p text:style-name="Standard">export JAVA_HOME=/usr/lib/jvm/java-8-openjdk-amd64</text:p>
      <text:p text:style-name="Standard"><text:span text:style-name="T44">export HADOOP_HOME=/home/</text:span><text:span text:style-name="T45">hadoopuser</text:span><text:span text:style-name="T46">/hadoop-3.3.4 <text:s/>-<text:s/></text:span><text:span text:style-name="T47">should be your username</text:span></text:p>
      <text:p text:style-name="Standard"><text:span text:style-name="T48">export HADOOP_INSTALL=$HADOOP_HOME</text:span></text:p>
      <text:p text:style-name="Standard"><text:span text:style-name="T49">export HADOOP_MAPRED_HOME=$HADOOP_HOME</text:span></text:p>
      <text:p text:style-name="Standard"><text:span text:style-name="T50">export HADOOP_COMMON_HOME=$HADOOP_HOME</text:span></text:p>
      <text:p text:style-name="Standard"><text:span text:style-name="T51">export HADOOP_HDFS_HOME=$HADOOP_HOME</text:span></text:p>
      <text:p text:style-name="Standard"><text:span text:style-name="T52">export YARN_HOME=$HADOOP_HOME</text:span></text:p>
      <text:p text:style-name="Standard"><text:span text:style-name="T53">export<text:s/></text:span><text:span text:style-name="T54">HADOOP_COMMON_LIB_NATIVE_DIR=$HADOOP_HOME/lib/native</text:span></text:p>
      <text:p text:style-name="Standard"><text:span text:style-name="T55">export PATH=$PATH:$HADOOP_HOME/sbin:$HADOOP_HOME/bin</text:span></text:p>
      <text:p text:style-name="Standard"><text:span text:style-name="T56">export HADOOP_OPTS="-Djava.library.path=$HADOOP_HOME/lib/native"</text:span></text:p>
      <text:p text:style-name="Standard"/>
      <text:p text:style-name="Standard"><text:span text:style-name="T57">source ~/.bashrc</text:span></text:p>
      <text:p text:style-name="Standard"/>
      <text:p text:style-name="Standard"/>
      <text:p text:style-name="P58"><text:span text:style-name="T59">Just verify, whether everything is done<text:s/></text:span><text:span text:style-name="T60">properly or not , to<text:s/></text:span><text:span text:style-name="T61">check the path settings are reflected or not.</text:span></text:p>
      <text:p text:style-name="P62">$ echo $JAVA_HOME</text:p>
      <text:p text:style-name="P63">$ echo $HADOOP_HOME</text:p>
      <text:p text:style-name="P64">$ echo $PATH</text:p>
      <text:p text:style-name="P65">Now, Check whether Hadoop is working or not. (Just like Java -version)</text:p>
      <text:p text:style-name="P66"><text:span text:style-name="T67">$ hadoop version</text:span></text:p>
      <text:p text:style-name="P68"><text:span text:style-name="T69">As we are executing standard wordcount file in java...we have to copy</text:span><text:span text:style-name="T70"><text:s/>that file to current directory</text:span></text:p>
      <text:p text:style-name="P71"><text:span text:style-name="T72">cp ./hadoop-3.3.4/share/hadoop/mapreduce/hadoop-mapreduce-examples-3.3.4.jar . (after jar space dot represents current directory)</text:span></text:p>
      <text:p text:style-name="P73"><text:span text:style-name="T74"><text:tab/></text:span><text:span text:style-name="T75">This command copies the examples into present working directory i.e. your_user name</text:span></text:p>
      <text:p text:style-name="P76">$ ls –lrt</text:p>
      <text:p text:style-name="P77"><text:span text:style-name="T78">Now, we will execute wordcount program.</text:span></text:p>
      <text:p text:style-name="P79"/>
      <text:p text:style-name="P80">For this, we need input directory, from which the input will be taken by the program.</text:p>
      <text:p text:style-name="P81"/>
      <text:p text:style-name="P82">And output will be written to another directory.</text:p>
      <text:p text:style-name="P83"/>
      <text:p text:style-name="P84">So First create a directory named as input_dir and copy some text files into<text:s/>this directory.</text:p>
      <text:p text:style-name="P85"/>
      <text:p text:style-name="P86">$ mkdir input_dir</text:p>
      <text:p text:style-name="P87">$ cp $HADOOP_HOME/*.txt input_dir</text:p>
      <text:p text:style-name="P88">$ cd input_dir</text:p>
      <text:p text:style-name="P89">$ ls –lrt</text:p>
      <text:p text:style-name="P90"><text:span text:style-name="T91">$ cd .. //to come to hadoopuser</text:span></text:p>
      <text:p text:style-name="P92"/>
      <text:p text:style-name="P93">Now, use the following command to execute the program</text:p>
      <text:p text:style-name="P94"/>
      <text:p text:style-name="P95"/>
      <text:p text:style-name="P96"><text:span text:style-name="T97">$ hadoop jar hadoop-mapreduce-examples-2.7.2.jar<text:s/></text:span><text:span text:style-name="T98">wordcount</text:span><text:span text:style-name="T99"><text:s/></text:span><text:span text:style-name="T100">input_dir</text:span><text:span text:style-name="T101"><text:s/></text:span><text:span text:style-name="T102">output_dir</text:span></text:p>
      <text:p text:style-name="P103"/>
      <text:p text:style-name="P104">or</text:p>
      <text:p text:style-name="P105">$ mkdir input1</text:p>
      <text:p text:style-name="P106"><text:span text:style-name="T107">$ cp<text:s/></text:span><text:span text:style-name="T108">/</text:span><text:span text:style-name="T109">home/hadoopuser/Downloads/example.txt input1</text:span></text:p>
      <text:p text:style-name="P110">$ cd input_dir</text:p>
      <text:p text:style-name="P111">$ ls –lrt</text:p>
      <text:p text:style-name="P112"><text:span text:style-name="T113">$ cd .. //to come to hadoopuser</text:span></text:p>
      <text:p text:style-name="P114">Now, use the following command to execute the program</text:p>
      <text:p text:style-name="P115"/>
      <text:p text:style-name="P116"/>
      <text:p text:style-name="P117"><text:span text:style-name="T118">$ hadoop jar hadoop-mapreduce-examples-2.7.2.jar<text:s/></text:span><text:span text:style-name="T119">wordcount</text:span><text:span text:style-name="T120"><text:s/></text:span><text:span text:style-name="T121">input1<text:s/></text:span><text:span text:style-name="T122">output1</text:span></text:p>
      <text:p text:style-name="P123"><text:span text:style-name="T124">To see the output</text:span></text:p>
      <text:p text:style-name="P125">$ cd output_dir</text:p>
      <text:p text:style-name="P126">$ ls –lrt</text:p>
      <text:p text:style-name="P127">$ cat part-r-00000</text:p>
      <text:p text:style-name="P128">or</text:p>
      <text:p text:style-name="P129"><text:span text:style-name="T130">$ cd output1</text:span></text:p>
      <text:p text:style-name="P131">$ ls –lrt</text:p>
      <text:p text:style-name="P132">$ cat part-r-00000</text:p>
      <text:p text:style-name="P1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DejaVu Sans" svg:font-family="DejaVu Sans" style:font-family-generic="system" style:font-pitch="variable"/>
    <style:font-face style:name="Noto Sans" svg:font-family="Noto Sans" style:font-family-generic="system" style:font-pitch="variable"/>
    <style:font-face style:name="Bookman Old Style" svg:font-family="Bookman Old Style" style:font-family-generic="roman" style:font-pitch="variable" svg:panose-1="2 5 6 4 5 5 5 2 2 4"/>
    <style:font-face style:name="inherit" svg:font-family="inherit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TMLPreformatted" style:display-name="HTML Preformatted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style:letter-kerning="false" style:language-asian="en" style:country-asian="IN" fo:hyphenate="false"/>
    </style:style>
    <style:style style:name="DefaultDrawingStyle" style:display-name="Default Drawing Style" style:family="paragraph">
      <style:paragraph-properties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</style:tab-stops>
      </style:paragraph-properties>
      <style:text-properties style:font-name="MS PGothic" style:font-name-asian="DejaVu Sans" style:font-name-complex="Noto Sans" fo:color="#FFFFFF" fo:font-size="18pt" style:font-size-asian="18pt" fo:hyphenate="false"/>
    </style:style>
    <style:style style:name="Objectwithoutfill" style:display-name="Object without fill" style:family="paragraph" style:parent-style-name="DefaultDrawingStyle">
      <style:text-properties style:font-name-asian="MS PGothic" style:font-name-complex="MS PGothic" fo:hyphenate="false"/>
    </style:style>
    <style:style style:name="Objectwithnofillandnoline" style:display-name="Object with no fill and no line" style:family="paragraph" style:parent-style-name="DefaultDrawingStyle">
      <style:text-properties style:font-name-asian="MS PGothic" style:font-name-complex="MS PGothic" fo:hyphenate="false"/>
    </style:style>
    <style:style style:name="A4" style:display-name="A4" style:family="paragraph" style:parent-style-name="Text">
      <style:text-properties style:font-name="Noto Sans" style:font-name-asian="Noto Sans" style:font-name-complex="Noto Sans" fo:font-size="18pt" style:font-size-asian="18pt" fo:hyphenate="false"/>
    </style:style>
    <style:style style:name="Text" style:display-name="Text" style:family="paragraph" style:parent-style-name="Caption">
      <style:text-properties fo:hyphenate="false"/>
    </style:style>
    <style:style style:name="TitleA4" style:display-name="Title A4" style:family="paragraph" style:parent-style-name="A4">
      <style:text-properties fo:font-size="43.5pt" style:font-size-asian="43.5pt" fo:hyphenate="false"/>
    </style:style>
    <style:style style:name="HeadingA4" style:display-name="Heading A4" style:family="paragraph" style:parent-style-name="A4">
      <style:text-properties fo:font-size="24pt" style:font-size-asian="24pt" fo:hyphenate="false"/>
    </style:style>
    <style:style style:name="TextA4" style:display-name="Text A4" style:family="paragraph" style:parent-style-name="A4">
      <style:text-properties fo:hyphenate="false"/>
    </style:style>
    <style:style style:name="A0" style:display-name="A0" style:family="paragraph" style:parent-style-name="Text">
      <style:text-properties style:font-name="Noto Sans" style:font-name-asian="Noto Sans" style:font-name-complex="Noto Sans" fo:font-size="47.5pt" style:font-size-asian="47.5pt" fo:hyphenate="false"/>
    </style:style>
    <style:style style:name="TitleA0" style:display-name="Title A0" style:family="paragraph" style:parent-style-name="A0">
      <style:text-properties fo:font-size="95.5pt" style:font-size-asian="95.5pt" fo:hyphenate="false"/>
    </style:style>
    <style:style style:name="HeadingA0" style:display-name="Heading A0" style:family="paragraph" style:parent-style-name="A0">
      <style:text-properties fo:font-size="71.5pt" style:font-size-asian="71.5pt" fo:hyphenate="false"/>
    </style:style>
    <style:style style:name="TextA0" style:display-name="Text A0" style:family="paragraph" style:parent-style-name="A0">
      <style:text-properties fo:hyphenate="false"/>
    </style:style>
    <style:style style:name="Graphic" style:display-name="Graphic" style:family="paragraph">
      <style:text-properties style:font-name="Liberation Sans" style:font-name-asian="DejaVu Sans" style:font-name-complex="Noto Sans" fo:font-size="18pt" style:font-size-asian="18pt" fo:hyphenate="false"/>
    </style:style>
    <style:style style:name="Shapes" style:display-name="Shapes" style:family="paragraph" style:parent-style-name="Graphic">
      <style:text-properties style:font-name-asian="Liberation Sans" style:font-name-complex="Liberation Sans" fo:font-weight="bold" style:font-weight-asian="bold" fo:font-size="14pt" style:font-size-asian="14pt" fo:hyphenate="false"/>
    </style:style>
    <style:style style:name="Filled" style:display-name="Filled" style:family="paragraph" style:parent-style-name="Shapes">
      <style:text-properties fo:hyphenate="false"/>
    </style:style>
    <style:style style:name="FilledBlue" style:display-name="Filled Blue" style:family="paragraph" style:parent-style-name="Filled">
      <style:text-properties fo:color="#FFFFFF" fo:hyphenate="false"/>
    </style:style>
    <style:style style:name="FilledGreen" style:display-name="Filled Green" style:family="paragraph" style:parent-style-name="Filled">
      <style:text-properties fo:color="#FFFFFF" fo:hyphenate="false"/>
    </style:style>
    <style:style style:name="FilledRed" style:display-name="Filled Red" style:family="paragraph" style:parent-style-name="Filled">
      <style:text-properties fo:color="#FFFFFF" fo:hyphenate="false"/>
    </style:style>
    <style:style style:name="FilledYellow" style:display-name="Filled Yellow" style:family="paragraph" style:parent-style-name="Filled">
      <style:text-properties fo:color="#FFFFFF" fo:hyphenate="false"/>
    </style:style>
    <style:style style:name="Outlined" style:display-name="Outlined" style:family="paragraph" style:parent-style-name="Shapes">
      <style:text-properties fo:hyphenate="false"/>
    </style:style>
    <style:style style:name="OutlinedBlue" style:display-name="Outlined Blue" style:family="paragraph" style:parent-style-name="Outlined">
      <style:text-properties fo:color="#355269" fo:hyphenate="false"/>
    </style:style>
    <style:style style:name="OutlinedGreen" style:display-name="Outlined Green" style:family="paragraph" style:parent-style-name="Outlined">
      <style:text-properties fo:color="#127622" fo:hyphenate="false"/>
    </style:style>
    <style:style style:name="OutlinedRed" style:display-name="Outlined Red" style:family="paragraph" style:parent-style-name="Outlined">
      <style:text-properties fo:color="#C9211E" fo:hyphenate="false"/>
    </style:style>
    <style:style style:name="OutlinedYellow" style:display-name="Outlined Yellow" style:family="paragraph" style:parent-style-name="Outlined">
      <style:text-properties fo:color="#B47804" fo:hyphenate="false"/>
    </style:style>
    <style:style style:name="Lines" style:display-name="Lines" style:family="paragraph" style:parent-style-name="Graphic">
      <style:text-properties style:font-name-asian="Liberation Sans" style:font-name-complex="Liberation Sans" fo:hyphenate="false"/>
    </style:style>
    <style:style style:name="ArrowLine" style:display-name="Arrow Line" style:family="paragraph" style:parent-style-name="Lines">
      <style:text-properties fo:hyphenate="false"/>
    </style:style>
    <style:style style:name="DashedLine" style:display-name="Dashed Line" style:family="paragraph" style:parent-style-name="Lines">
      <style:text-properties fo:hyphenate="false"/>
    </style:style>
    <style:style style:name="DefaultLTGliederung1" style:display-name="Default~LT~Gliederung 1" style:family="paragraph">
      <style:paragraph-properties fo:margin-top="0.0798in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</style:tab-stops>
      </style:paragraph-properties>
      <style:text-properties style:font-name="MS PGothic" style:font-name-asian="DejaVu Sans" style:font-name-complex="Noto Sans" fo:color="#000000" fo:font-size="26pt" style:font-size-asian="26pt" fo:hyphenate="false"/>
    </style:style>
    <style:style style:name="DefaultLTGliederung2" style:display-name="Default~LT~Gliederung 2" style:family="paragraph" style:parent-style-name="DefaultLTGliederung1">
      <style:paragraph-properties fo:margin-top="0.052in">
        <style:tab-stops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</style:tab-stops>
      </style:paragraph-properties>
      <style:text-properties style:font-name-asian="MS PGothic" style:font-name-complex="MS PGothic" fo:font-size="24pt" style:font-size-asian="24pt" fo:hyphenate="false"/>
    </style:style>
    <style:style style:name="DefaultLTGliederung3" style:display-name="Default~LT~Gliederung 3" style:family="paragraph" style:parent-style-name="DefaultLTGliederung2">
      <style:paragraph-properties>
        <style:tab-stops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</style:tab-stops>
      </style:paragraph-properties>
      <style:text-properties fo:font-size="20pt" style:font-size-asian="20pt" fo:hyphenate="false"/>
    </style:style>
    <style:style style:name="DefaultLTGliederung4" style:display-name="Default~LT~Gliederung 4" style:family="paragraph" style:parent-style-name="DefaultLTGliederung3">
      <style:paragraph-properties>
        <style:tab-stops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  <style:text-properties fo:hyphenate="false"/>
    </style:style>
    <style:style style:name="DefaultLTGliederung5" style:display-name="Default~LT~Gliederung 5" style:family="paragraph" style:parent-style-name="DefaultLTGliederung4">
      <style:paragraph-properties>
        <style:tab-stops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  <style:text-properties fo:hyphenate="false"/>
    </style:style>
    <style:style style:name="DefaultLTGliederung6" style:display-name="Default~LT~Gliederung 6" style:family="paragraph" style:parent-style-name="DefaultLTGliederung5">
      <style:paragraph-properties fo:margin-top="0.0694in">
        <style:tab-stops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fo:hyphenate="false"/>
    </style:style>
    <style:style style:name="DefaultLTGliederung7" style:display-name="Default~LT~Gliederung 7" style:family="paragraph" style:parent-style-name="DefaultLTGliederung6">
      <style:text-properties fo:hyphenate="false"/>
    </style:style>
    <style:style style:name="DefaultLTGliederung8" style:display-name="Default~LT~Gliederung 8" style:family="paragraph" style:parent-style-name="DefaultLTGliederung7">
      <style:text-properties fo:hyphenate="false"/>
    </style:style>
    <style:style style:name="DefaultLTGliederung9" style:display-name="Default~LT~Gliederung 9" style:family="paragraph" style:parent-style-name="DefaultLTGliederung8">
      <style:text-properties fo:hyphenate="false"/>
    </style:style>
    <style:style style:name="DefaultLTTitel" style:display-name="Default~LT~Titel" style:family="paragraph">
      <style:paragraph-properties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</style:tab-stops>
      </style:paragraph-properties>
      <style:text-properties style:font-name="MS PGothic" style:font-name-asian="DejaVu Sans" style:font-name-complex="Noto Sans" fo:color="#696464" fo:font-size="40pt" style:font-size-asian="40pt" fo:hyphenate="false"/>
    </style:style>
    <style:style style:name="DefaultLTUntertitel" style:display-name="Default~LT~Untertitel" style:family="paragraph">
      <style:paragraph-properties fo:text-align="center" fo:margin-top="0.0798in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</style:tab-stops>
      </style:paragraph-properties>
      <style:text-properties style:font-name="MS PGothic" style:font-name-asian="DejaVu Sans" style:font-name-complex="Noto Sans" fo:color="#000000" fo:font-size="26pt" style:font-size-asian="26pt" fo:hyphenate="false"/>
    </style:style>
    <style:style style:name="DefaultLTNotizen" style:display-name="Default~LT~Notizen" style:family="paragraph">
      <style:paragraph-properties fo:margin-top="0.0625in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</style:tab-stops>
      </style:paragraph-properties>
      <style:text-properties style:font-name="MS PGothic" style:font-name-asian="DejaVu Sans" style:font-name-complex="Noto Sans" fo:color="#000000" fo:hyphenate="false"/>
    </style:style>
    <style:style style:name="DefaultLTHintergrundobjekte" style:display-name="Default~LT~Hintergrundobjekte" style:family="paragraph">
      <style:paragraph-properties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</style:tab-stops>
      </style:paragraph-properties>
      <style:text-properties style:font-name="MS PGothic" style:font-name-asian="DejaVu Sans" style:font-name-complex="Noto Sans" fo:color="#000000" fo:font-size="18pt" style:font-size-asian="18pt" fo:hyphenate="false"/>
    </style:style>
    <style:style style:name="DefaultLTHintergrund" style:display-name="Default~LT~Hintergrund" style:family="paragraph">
      <style:paragraph-properties fo:text-align="center"/>
      <style:text-properties style:font-name-asian="DejaVu Sans" style:font-name-complex="Noto Sans" fo:hyphenate="false"/>
    </style:style>
    <style:style style:name="default" style:display-name="default" style:family="paragraph">
      <style:paragraph-properties style:line-height-at-least="0.1388in"/>
      <style:text-properties style:font-name="Lohit Devanagari" style:font-name-asian="DejaVu Sans" style:font-name-complex="Noto Sans" fo:font-size="18pt" style:font-size-asian="18pt" fo:hyphenate="false"/>
    </style:style>
    <style:style style:name="gray1" style:display-name="gray1" style:family="paragraph" style:parent-style-name="default">
      <style:text-properties style:font-name-asian="Lohit Devanagari" style:font-name-complex="Lohit Devanagari" fo:hyphenate="false"/>
    </style:style>
    <style:style style:name="gray2" style:display-name="gray2" style:family="paragraph" style:parent-style-name="default">
      <style:text-properties style:font-name-asian="Lohit Devanagari" style:font-name-complex="Lohit Devanagari" fo:hyphenate="false"/>
    </style:style>
    <style:style style:name="gray3" style:display-name="gray3" style:family="paragraph" style:parent-style-name="default">
      <style:text-properties style:font-name-asian="Lohit Devanagari" style:font-name-complex="Lohit Devanagari" fo:hyphenate="false"/>
    </style:style>
    <style:style style:name="bw1" style:display-name="bw1" style:family="paragraph" style:parent-style-name="default">
      <style:text-properties style:font-name-asian="Lohit Devanagari" style:font-name-complex="Lohit Devanagari" fo:hyphenate="false"/>
    </style:style>
    <style:style style:name="bw2" style:display-name="bw2" style:family="paragraph" style:parent-style-name="default">
      <style:text-properties style:font-name-asian="Lohit Devanagari" style:font-name-complex="Lohit Devanagari" fo:hyphenate="false"/>
    </style:style>
    <style:style style:name="bw3" style:display-name="bw3" style:family="paragraph" style:parent-style-name="default">
      <style:text-properties style:font-name-asian="Lohit Devanagari" style:font-name-complex="Lohit Devanagari" fo:hyphenate="false"/>
    </style:style>
    <style:style style:name="orange1" style:display-name="orange1" style:family="paragraph" style:parent-style-name="default">
      <style:text-properties style:font-name-asian="Lohit Devanagari" style:font-name-complex="Lohit Devanagari" fo:hyphenate="false"/>
    </style:style>
    <style:style style:name="orange2" style:display-name="orange2" style:family="paragraph" style:parent-style-name="default">
      <style:text-properties style:font-name-asian="Lohit Devanagari" style:font-name-complex="Lohit Devanagari" fo:hyphenate="false"/>
    </style:style>
    <style:style style:name="orange3" style:display-name="orange3" style:family="paragraph" style:parent-style-name="default">
      <style:text-properties style:font-name-asian="Lohit Devanagari" style:font-name-complex="Lohit Devanagari" fo:hyphenate="false"/>
    </style:style>
    <style:style style:name="turquoise1" style:display-name="turquoise1" style:family="paragraph" style:parent-style-name="default">
      <style:text-properties style:font-name-asian="Lohit Devanagari" style:font-name-complex="Lohit Devanagari" fo:hyphenate="false"/>
    </style:style>
    <style:style style:name="turquoise2" style:display-name="turquoise2" style:family="paragraph" style:parent-style-name="default">
      <style:text-properties style:font-name-asian="Lohit Devanagari" style:font-name-complex="Lohit Devanagari" fo:hyphenate="false"/>
    </style:style>
    <style:style style:name="turquoise3" style:display-name="turquoise3" style:family="paragraph" style:parent-style-name="default">
      <style:text-properties style:font-name-asian="Lohit Devanagari" style:font-name-complex="Lohit Devanagari" fo:hyphenate="false"/>
    </style:style>
    <style:style style:name="blue1" style:display-name="blue1" style:family="paragraph" style:parent-style-name="default">
      <style:text-properties style:font-name-asian="Lohit Devanagari" style:font-name-complex="Lohit Devanagari" fo:hyphenate="false"/>
    </style:style>
    <style:style style:name="blue2" style:display-name="blue2" style:family="paragraph" style:parent-style-name="default">
      <style:text-properties style:font-name-asian="Lohit Devanagari" style:font-name-complex="Lohit Devanagari" fo:hyphenate="false"/>
    </style:style>
    <style:style style:name="blue3" style:display-name="blue3" style:family="paragraph" style:parent-style-name="default">
      <style:text-properties style:font-name-asian="Lohit Devanagari" style:font-name-complex="Lohit Devanagari" fo:hyphenate="false"/>
    </style:style>
    <style:style style:name="sun1" style:display-name="sun1" style:family="paragraph" style:parent-style-name="default">
      <style:text-properties style:font-name-asian="Lohit Devanagari" style:font-name-complex="Lohit Devanagari" fo:hyphenate="false"/>
    </style:style>
    <style:style style:name="sun2" style:display-name="sun2" style:family="paragraph" style:parent-style-name="default">
      <style:text-properties style:font-name-asian="Lohit Devanagari" style:font-name-complex="Lohit Devanagari" fo:hyphenate="false"/>
    </style:style>
    <style:style style:name="sun3" style:display-name="sun3" style:family="paragraph" style:parent-style-name="default">
      <style:text-properties style:font-name-asian="Lohit Devanagari" style:font-name-complex="Lohit Devanagari" fo:hyphenate="false"/>
    </style:style>
    <style:style style:name="earth1" style:display-name="earth1" style:family="paragraph" style:parent-style-name="default">
      <style:text-properties style:font-name-asian="Lohit Devanagari" style:font-name-complex="Lohit Devanagari" fo:hyphenate="false"/>
    </style:style>
    <style:style style:name="earth2" style:display-name="earth2" style:family="paragraph" style:parent-style-name="default">
      <style:text-properties style:font-name-asian="Lohit Devanagari" style:font-name-complex="Lohit Devanagari" fo:hyphenate="false"/>
    </style:style>
    <style:style style:name="earth3" style:display-name="earth3" style:family="paragraph" style:parent-style-name="default">
      <style:text-properties style:font-name-asian="Lohit Devanagari" style:font-name-complex="Lohit Devanagari" fo:hyphenate="false"/>
    </style:style>
    <style:style style:name="green1" style:display-name="green1" style:family="paragraph" style:parent-style-name="default">
      <style:text-properties style:font-name-asian="Lohit Devanagari" style:font-name-complex="Lohit Devanagari" fo:hyphenate="false"/>
    </style:style>
    <style:style style:name="green2" style:display-name="green2" style:family="paragraph" style:parent-style-name="default">
      <style:text-properties style:font-name-asian="Lohit Devanagari" style:font-name-complex="Lohit Devanagari" fo:hyphenate="false"/>
    </style:style>
    <style:style style:name="green3" style:display-name="green3" style:family="paragraph" style:parent-style-name="default">
      <style:text-properties style:font-name-asian="Lohit Devanagari" style:font-name-complex="Lohit Devanagari" fo:hyphenate="false"/>
    </style:style>
    <style:style style:name="seetang1" style:display-name="seetang1" style:family="paragraph" style:parent-style-name="default">
      <style:text-properties style:font-name-asian="Lohit Devanagari" style:font-name-complex="Lohit Devanagari" fo:hyphenate="false"/>
    </style:style>
    <style:style style:name="seetang2" style:display-name="seetang2" style:family="paragraph" style:parent-style-name="default">
      <style:text-properties style:font-name-asian="Lohit Devanagari" style:font-name-complex="Lohit Devanagari" fo:hyphenate="false"/>
    </style:style>
    <style:style style:name="seetang3" style:display-name="seetang3" style:family="paragraph" style:parent-style-name="default">
      <style:text-properties style:font-name-asian="Lohit Devanagari" style:font-name-complex="Lohit Devanagari" fo:hyphenate="false"/>
    </style:style>
    <style:style style:name="lightblue1" style:display-name="lightblue1" style:family="paragraph" style:parent-style-name="default">
      <style:text-properties style:font-name-asian="Lohit Devanagari" style:font-name-complex="Lohit Devanagari" fo:hyphenate="false"/>
    </style:style>
    <style:style style:name="lightblue2" style:display-name="lightblue2" style:family="paragraph" style:parent-style-name="default">
      <style:text-properties style:font-name-asian="Lohit Devanagari" style:font-name-complex="Lohit Devanagari" fo:hyphenate="false"/>
    </style:style>
    <style:style style:name="lightblue3" style:display-name="lightblue3" style:family="paragraph" style:parent-style-name="default">
      <style:text-properties style:font-name-asian="Lohit Devanagari" style:font-name-complex="Lohit Devanagari" fo:hyphenate="false"/>
    </style:style>
    <style:style style:name="yellow1" style:display-name="yellow1" style:family="paragraph" style:parent-style-name="default">
      <style:text-properties style:font-name-asian="Lohit Devanagari" style:font-name-complex="Lohit Devanagari" fo:hyphenate="false"/>
    </style:style>
    <style:style style:name="yellow2" style:display-name="yellow2" style:family="paragraph" style:parent-style-name="default">
      <style:text-properties style:font-name-asian="Lohit Devanagari" style:font-name-complex="Lohit Devanagari" fo:hyphenate="false"/>
    </style:style>
    <style:style style:name="yellow3" style:display-name="yellow3" style:family="paragraph" style:parent-style-name="default">
      <style:text-properties style:font-name-asian="Lohit Devanagari" style:font-name-complex="Lohit Devanagari" fo:hyphenate="false"/>
    </style:style>
    <style:style style:name="Backgroundobjects" style:display-name="Background objects" style:family="paragraph">
      <style:paragraph-properties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</style:tab-stops>
      </style:paragraph-properties>
      <style:text-properties style:font-name="MS PGothic" style:font-name-asian="DejaVu Sans" style:font-name-complex="Noto Sans" fo:color="#000000" fo:font-size="18pt" style:font-size-asian="18pt" fo:hyphenate="false"/>
    </style:style>
    <style:style style:name="Background" style:display-name="Background" style:family="paragraph">
      <style:paragraph-properties fo:text-align="center"/>
      <style:text-properties style:font-name-asian="DejaVu Sans" style:font-name-complex="Noto Sans" fo:hyphenate="false"/>
    </style:style>
    <style:style style:name="Notes" style:display-name="Notes" style:family="paragraph">
      <style:paragraph-properties fo:margin-top="0.0625in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</style:tab-stops>
      </style:paragraph-properties>
      <style:text-properties style:font-name="MS PGothic" style:font-name-asian="DejaVu Sans" style:font-name-complex="Noto Sans" fo:color="#000000" fo:hyphenate="false"/>
    </style:style>
    <style:style style:name="Outline1" style:display-name="Outline 1" style:family="paragraph">
      <style:paragraph-properties fo:margin-top="0.0798in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</style:tab-stops>
      </style:paragraph-properties>
      <style:text-properties style:font-name="MS PGothic" style:font-name-asian="DejaVu Sans" style:font-name-complex="Noto Sans" fo:color="#000000" fo:font-size="26pt" style:font-size-asian="26pt" fo:hyphenate="false"/>
    </style:style>
    <style:style style:name="Outline2" style:display-name="Outline 2" style:family="paragraph" style:parent-style-name="Outline1">
      <style:paragraph-properties fo:margin-top="0.052in">
        <style:tab-stops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</style:tab-stops>
      </style:paragraph-properties>
      <style:text-properties style:font-name-asian="MS PGothic" style:font-name-complex="MS PGothic" fo:font-size="24pt" style:font-size-asian="24pt" fo:hyphenate="false"/>
    </style:style>
    <style:style style:name="Outline3" style:display-name="Outline 3" style:family="paragraph" style:parent-style-name="Outline2">
      <style:paragraph-properties>
        <style:tab-stops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</style:tab-stops>
      </style:paragraph-properties>
      <style:text-properties fo:font-size="20pt" style:font-size-asian="20pt" fo:hyphenate="false"/>
    </style:style>
    <style:style style:name="Outline4" style:display-name="Outline 4" style:family="paragraph" style:parent-style-name="Outline3">
      <style:paragraph-properties>
        <style:tab-stops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  <style:text-properties fo:hyphenate="false"/>
    </style:style>
    <style:style style:name="Outline5" style:display-name="Outline 5" style:family="paragraph" style:parent-style-name="Outline4">
      <style:paragraph-properties>
        <style:tab-stops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  <style:text-properties fo:hyphenate="false"/>
    </style:style>
    <style:style style:name="Outline6" style:display-name="Outline 6" style:family="paragraph" style:parent-style-name="Outline5">
      <style:paragraph-properties fo:margin-top="0.0694in">
        <style:tab-stops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fo:hyphenate="false"/>
    </style:style>
    <style:style style:name="Outline7" style:display-name="Outline 7" style:family="paragraph" style:parent-style-name="Outline6">
      <style:text-properties fo:hyphenate="false"/>
    </style:style>
    <style:style style:name="Outline8" style:display-name="Outline 8" style:family="paragraph" style:parent-style-name="Outline7">
      <style:text-properties fo:hyphenate="false"/>
    </style:style>
    <style:style style:name="Outline9" style:display-name="Outline 9" style:family="paragraph" style:parent-style-name="Outline8">
      <style:text-properties fo:hyphenate="false"/>
    </style:style>
    <style:style style:name="Title1LTGliederung1" style:display-name="Title1~LT~Gliederung 1" style:family="paragraph">
      <style:paragraph-properties fo:margin-top="0.0798in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</style:tab-stops>
      </style:paragraph-properties>
      <style:text-properties style:font-name="MS PGothic" style:font-name-asian="DejaVu Sans" style:font-name-complex="Noto Sans" fo:color="#000000" fo:font-size="26pt" style:font-size-asian="26pt" fo:hyphenate="false"/>
    </style:style>
    <style:style style:name="Title1LTGliederung2" style:display-name="Title1~LT~Gliederung 2" style:family="paragraph" style:parent-style-name="Title1LTGliederung1">
      <style:paragraph-properties fo:margin-top="0.052in">
        <style:tab-stops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</style:tab-stops>
      </style:paragraph-properties>
      <style:text-properties style:font-name-asian="MS PGothic" style:font-name-complex="MS PGothic" fo:font-size="24pt" style:font-size-asian="24pt" fo:hyphenate="false"/>
    </style:style>
    <style:style style:name="Title1LTGliederung3" style:display-name="Title1~LT~Gliederung 3" style:family="paragraph" style:parent-style-name="Title1LTGliederung2">
      <style:paragraph-properties>
        <style:tab-stops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</style:tab-stops>
      </style:paragraph-properties>
      <style:text-properties fo:font-size="20pt" style:font-size-asian="20pt" fo:hyphenate="false"/>
    </style:style>
    <style:style style:name="Title1LTGliederung4" style:display-name="Title1~LT~Gliederung 4" style:family="paragraph" style:parent-style-name="Title1LTGliederung3">
      <style:paragraph-properties>
        <style:tab-stops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  <style:text-properties fo:hyphenate="false"/>
    </style:style>
    <style:style style:name="Title1LTGliederung5" style:display-name="Title1~LT~Gliederung 5" style:family="paragraph" style:parent-style-name="Title1LTGliederung4">
      <style:paragraph-properties>
        <style:tab-stops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  <style:text-properties fo:hyphenate="false"/>
    </style:style>
    <style:style style:name="Title1LTGliederung6" style:display-name="Title1~LT~Gliederung 6" style:family="paragraph" style:parent-style-name="Title1LTGliederung5">
      <style:paragraph-properties fo:margin-top="0.0694in">
        <style:tab-stops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fo:hyphenate="false"/>
    </style:style>
    <style:style style:name="Title1LTGliederung7" style:display-name="Title1~LT~Gliederung 7" style:family="paragraph" style:parent-style-name="Title1LTGliederung6">
      <style:text-properties fo:hyphenate="false"/>
    </style:style>
    <style:style style:name="Title1LTGliederung8" style:display-name="Title1~LT~Gliederung 8" style:family="paragraph" style:parent-style-name="Title1LTGliederung7">
      <style:text-properties fo:hyphenate="false"/>
    </style:style>
    <style:style style:name="Title1LTGliederung9" style:display-name="Title1~LT~Gliederung 9" style:family="paragraph" style:parent-style-name="Title1LTGliederung8">
      <style:text-properties fo:hyphenate="false"/>
    </style:style>
    <style:style style:name="Title1LTTitel" style:display-name="Title1~LT~Titel" style:family="paragraph">
      <style:paragraph-properties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</style:tab-stops>
      </style:paragraph-properties>
      <style:text-properties style:font-name="MS PGothic" style:font-name-asian="DejaVu Sans" style:font-name-complex="Noto Sans" fo:color="#696464" fo:font-size="40pt" style:font-size-asian="40pt" fo:hyphenate="false"/>
    </style:style>
    <style:style style:name="Title1LTUntertitel" style:display-name="Title1~LT~Untertitel" style:family="paragraph">
      <style:paragraph-properties fo:text-align="center" fo:margin-top="0.0798in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</style:tab-stops>
      </style:paragraph-properties>
      <style:text-properties style:font-name="MS PGothic" style:font-name-asian="DejaVu Sans" style:font-name-complex="Noto Sans" fo:color="#000000" fo:font-size="26pt" style:font-size-asian="26pt" fo:hyphenate="false"/>
    </style:style>
    <style:style style:name="Title1LTNotizen" style:display-name="Title1~LT~Notizen" style:family="paragraph">
      <style:paragraph-properties fo:margin-top="0.0625in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</style:tab-stops>
      </style:paragraph-properties>
      <style:text-properties style:font-name="MS PGothic" style:font-name-asian="DejaVu Sans" style:font-name-complex="Noto Sans" fo:color="#000000" fo:hyphenate="false"/>
    </style:style>
    <style:style style:name="Title1LTHintergrundobjekte" style:display-name="Title1~LT~Hintergrundobjekte" style:family="paragraph">
      <style:text-properties style:font-name-asian="DejaVu Sans" style:font-name-complex="Noto Sans" fo:hyphenate="false"/>
    </style:style>
    <style:style style:name="Title1LTHintergrund" style:display-name="Title1~LT~Hintergrund" style:family="paragraph">
      <style:paragraph-properties fo:text-align="center"/>
      <style:text-properties style:font-name-asian="DejaVu Sans" style:font-name-complex="Noto Sans" fo:hyphenate="false"/>
    </style:style>
    <style:style style:name="Title2LTGliederung1" style:display-name="Title2~LT~Gliederung 1" style:family="paragraph">
      <style:paragraph-properties fo:margin-top="0.0798in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</style:tab-stops>
      </style:paragraph-properties>
      <style:text-properties style:font-name="MS PGothic" style:font-name-asian="DejaVu Sans" style:font-name-complex="Noto Sans" fo:color="#000000" fo:font-size="26pt" style:font-size-asian="26pt" fo:hyphenate="false"/>
    </style:style>
    <style:style style:name="Title2LTGliederung2" style:display-name="Title2~LT~Gliederung 2" style:family="paragraph" style:parent-style-name="Title2LTGliederung1">
      <style:paragraph-properties fo:margin-top="0.052in">
        <style:tab-stops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</style:tab-stops>
      </style:paragraph-properties>
      <style:text-properties style:font-name-asian="MS PGothic" style:font-name-complex="MS PGothic" fo:font-size="24pt" style:font-size-asian="24pt" fo:hyphenate="false"/>
    </style:style>
    <style:style style:name="Title2LTGliederung3" style:display-name="Title2~LT~Gliederung 3" style:family="paragraph" style:parent-style-name="Title2LTGliederung2">
      <style:paragraph-properties>
        <style:tab-stops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</style:tab-stops>
      </style:paragraph-properties>
      <style:text-properties fo:font-size="20pt" style:font-size-asian="20pt" fo:hyphenate="false"/>
    </style:style>
    <style:style style:name="Title2LTGliederung4" style:display-name="Title2~LT~Gliederung 4" style:family="paragraph" style:parent-style-name="Title2LTGliederung3">
      <style:paragraph-properties>
        <style:tab-stops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  <style:text-properties fo:hyphenate="false"/>
    </style:style>
    <style:style style:name="Title2LTGliederung5" style:display-name="Title2~LT~Gliederung 5" style:family="paragraph" style:parent-style-name="Title2LTGliederung4">
      <style:paragraph-properties>
        <style:tab-stops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  <style:text-properties fo:hyphenate="false"/>
    </style:style>
    <style:style style:name="Title2LTGliederung6" style:display-name="Title2~LT~Gliederung 6" style:family="paragraph" style:parent-style-name="Title2LTGliederung5">
      <style:paragraph-properties fo:margin-top="0.0694in">
        <style:tab-stops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fo:hyphenate="false"/>
    </style:style>
    <style:style style:name="Title2LTGliederung7" style:display-name="Title2~LT~Gliederung 7" style:family="paragraph" style:parent-style-name="Title2LTGliederung6">
      <style:text-properties fo:hyphenate="false"/>
    </style:style>
    <style:style style:name="Title2LTGliederung8" style:display-name="Title2~LT~Gliederung 8" style:family="paragraph" style:parent-style-name="Title2LTGliederung7">
      <style:text-properties fo:hyphenate="false"/>
    </style:style>
    <style:style style:name="Title2LTGliederung9" style:display-name="Title2~LT~Gliederung 9" style:family="paragraph" style:parent-style-name="Title2LTGliederung8">
      <style:text-properties fo:hyphenate="false"/>
    </style:style>
    <style:style style:name="Title2LTTitel" style:display-name="Title2~LT~Titel" style:family="paragraph">
      <style:paragraph-properties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</style:tab-stops>
      </style:paragraph-properties>
      <style:text-properties style:font-name="MS PGothic" style:font-name-asian="DejaVu Sans" style:font-name-complex="Noto Sans" fo:color="#696464" fo:font-size="40pt" style:font-size-asian="40pt" fo:hyphenate="false"/>
    </style:style>
    <style:style style:name="Title2LTUntertitel" style:display-name="Title2~LT~Untertitel" style:family="paragraph">
      <style:paragraph-properties fo:text-align="center" fo:margin-top="0.0798in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</style:tab-stops>
      </style:paragraph-properties>
      <style:text-properties style:font-name="MS PGothic" style:font-name-asian="DejaVu Sans" style:font-name-complex="Noto Sans" fo:color="#000000" fo:font-size="26pt" style:font-size-asian="26pt" fo:hyphenate="false"/>
    </style:style>
    <style:style style:name="Title2LTNotizen" style:display-name="Title2~LT~Notizen" style:family="paragraph">
      <style:paragraph-properties fo:margin-top="0.0625in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</style:tab-stops>
      </style:paragraph-properties>
      <style:text-properties style:font-name="MS PGothic" style:font-name-asian="DejaVu Sans" style:font-name-complex="Noto Sans" fo:color="#000000" fo:hyphenate="false"/>
    </style:style>
    <style:style style:name="Title2LTHintergrundobjekte" style:display-name="Title2~LT~Hintergrundobjekte" style:family="paragraph">
      <style:text-properties style:font-name-asian="DejaVu Sans" style:font-name-complex="Noto Sans" fo:hyphenate="false"/>
    </style:style>
    <style:style style:name="Title2LTHintergrund" style:display-name="Title2~LT~Hintergrund" style:family="paragraph">
      <style:paragraph-properties fo:text-align="center"/>
      <style:text-properties style:font-name-asian="DejaVu Sans" style:font-name-complex="Noto Sans" fo:hyphenate="false"/>
    </style:style>
    <style:style style:name="Title3LTGliederung1" style:display-name="Title3~LT~Gliederung 1" style:family="paragraph">
      <style:paragraph-properties fo:margin-top="0.0798in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</style:tab-stops>
      </style:paragraph-properties>
      <style:text-properties style:font-name="MS PGothic" style:font-name-asian="DejaVu Sans" style:font-name-complex="Noto Sans" fo:color="#000000" fo:font-size="26pt" style:font-size-asian="26pt" fo:hyphenate="false"/>
    </style:style>
    <style:style style:name="Title3LTGliederung2" style:display-name="Title3~LT~Gliederung 2" style:family="paragraph" style:parent-style-name="Title3LTGliederung1">
      <style:paragraph-properties fo:margin-top="0.052in">
        <style:tab-stops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</style:tab-stops>
      </style:paragraph-properties>
      <style:text-properties style:font-name-asian="MS PGothic" style:font-name-complex="MS PGothic" fo:font-size="24pt" style:font-size-asian="24pt" fo:hyphenate="false"/>
    </style:style>
    <style:style style:name="Title3LTGliederung3" style:display-name="Title3~LT~Gliederung 3" style:family="paragraph" style:parent-style-name="Title3LTGliederung2">
      <style:paragraph-properties>
        <style:tab-stops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</style:tab-stops>
      </style:paragraph-properties>
      <style:text-properties fo:font-size="20pt" style:font-size-asian="20pt" fo:hyphenate="false"/>
    </style:style>
    <style:style style:name="Title3LTGliederung4" style:display-name="Title3~LT~Gliederung 4" style:family="paragraph" style:parent-style-name="Title3LTGliederung3">
      <style:paragraph-properties>
        <style:tab-stops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  <style:text-properties fo:hyphenate="false"/>
    </style:style>
    <style:style style:name="Title3LTGliederung5" style:display-name="Title3~LT~Gliederung 5" style:family="paragraph" style:parent-style-name="Title3LTGliederung4">
      <style:paragraph-properties>
        <style:tab-stops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  <style:text-properties fo:hyphenate="false"/>
    </style:style>
    <style:style style:name="Title3LTGliederung6" style:display-name="Title3~LT~Gliederung 6" style:family="paragraph" style:parent-style-name="Title3LTGliederung5">
      <style:paragraph-properties fo:margin-top="0.0694in">
        <style:tab-stops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fo:hyphenate="false"/>
    </style:style>
    <style:style style:name="Title3LTGliederung7" style:display-name="Title3~LT~Gliederung 7" style:family="paragraph" style:parent-style-name="Title3LTGliederung6">
      <style:text-properties fo:hyphenate="false"/>
    </style:style>
    <style:style style:name="Title3LTGliederung8" style:display-name="Title3~LT~Gliederung 8" style:family="paragraph" style:parent-style-name="Title3LTGliederung7">
      <style:text-properties fo:hyphenate="false"/>
    </style:style>
    <style:style style:name="Title3LTGliederung9" style:display-name="Title3~LT~Gliederung 9" style:family="paragraph" style:parent-style-name="Title3LTGliederung8">
      <style:text-properties fo:hyphenate="false"/>
    </style:style>
    <style:style style:name="Title3LTTitel" style:display-name="Title3~LT~Titel" style:family="paragraph">
      <style:paragraph-properties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</style:tab-stops>
      </style:paragraph-properties>
      <style:text-properties style:font-name="MS PGothic" style:font-name-asian="DejaVu Sans" style:font-name-complex="Noto Sans" fo:color="#696464" fo:font-size="40pt" style:font-size-asian="40pt" fo:hyphenate="false"/>
    </style:style>
    <style:style style:name="Title3LTUntertitel" style:display-name="Title3~LT~Untertitel" style:family="paragraph">
      <style:paragraph-properties fo:text-align="center" fo:margin-top="0.0798in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</style:tab-stops>
      </style:paragraph-properties>
      <style:text-properties style:font-name="MS PGothic" style:font-name-asian="DejaVu Sans" style:font-name-complex="Noto Sans" fo:color="#000000" fo:font-size="26pt" style:font-size-asian="26pt" fo:hyphenate="false"/>
    </style:style>
    <style:style style:name="Title3LTNotizen" style:display-name="Title3~LT~Notizen" style:family="paragraph">
      <style:paragraph-properties fo:margin-top="0.0625in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</style:tab-stops>
      </style:paragraph-properties>
      <style:text-properties style:font-name="MS PGothic" style:font-name-asian="DejaVu Sans" style:font-name-complex="Noto Sans" fo:color="#000000" fo:hyphenate="false"/>
    </style:style>
    <style:style style:name="Title3LTHintergrundobjekte" style:display-name="Title3~LT~Hintergrundobjekte" style:family="paragraph">
      <style:text-properties style:font-name-asian="DejaVu Sans" style:font-name-complex="Noto Sans" fo:hyphenate="false"/>
    </style:style>
    <style:style style:name="Title3LTHintergrund" style:display-name="Title3~LT~Hintergrund" style:family="paragraph">
      <style:paragraph-properties fo:text-align="center"/>
      <style:text-properties style:font-name-asian="DejaVu Sans" style:font-name-complex="Noto Sans" fo:hyphenate="false"/>
    </style:style>
    <style:style style:name="Title4LTGliederung1" style:display-name="Title4~LT~Gliederung 1" style:family="paragraph">
      <style:paragraph-properties fo:margin-top="0.0798in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</style:tab-stops>
      </style:paragraph-properties>
      <style:text-properties style:font-name="MS PGothic" style:font-name-asian="DejaVu Sans" style:font-name-complex="Noto Sans" fo:color="#000000" fo:font-size="26pt" style:font-size-asian="26pt" fo:hyphenate="false"/>
    </style:style>
    <style:style style:name="Title4LTGliederung2" style:display-name="Title4~LT~Gliederung 2" style:family="paragraph" style:parent-style-name="Title4LTGliederung1">
      <style:paragraph-properties fo:margin-top="0.052in">
        <style:tab-stops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</style:tab-stops>
      </style:paragraph-properties>
      <style:text-properties style:font-name-asian="MS PGothic" style:font-name-complex="MS PGothic" fo:font-size="24pt" style:font-size-asian="24pt" fo:hyphenate="false"/>
    </style:style>
    <style:style style:name="Title4LTGliederung3" style:display-name="Title4~LT~Gliederung 3" style:family="paragraph" style:parent-style-name="Title4LTGliederung2">
      <style:paragraph-properties>
        <style:tab-stops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</style:tab-stops>
      </style:paragraph-properties>
      <style:text-properties fo:font-size="20pt" style:font-size-asian="20pt" fo:hyphenate="false"/>
    </style:style>
    <style:style style:name="Title4LTGliederung4" style:display-name="Title4~LT~Gliederung 4" style:family="paragraph" style:parent-style-name="Title4LTGliederung3">
      <style:paragraph-properties>
        <style:tab-stops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  <style:text-properties fo:hyphenate="false"/>
    </style:style>
    <style:style style:name="Title4LTGliederung5" style:display-name="Title4~LT~Gliederung 5" style:family="paragraph" style:parent-style-name="Title4LTGliederung4">
      <style:paragraph-properties>
        <style:tab-stops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  <style:text-properties fo:hyphenate="false"/>
    </style:style>
    <style:style style:name="Title4LTGliederung6" style:display-name="Title4~LT~Gliederung 6" style:family="paragraph" style:parent-style-name="Title4LTGliederung5">
      <style:paragraph-properties fo:margin-top="0.0694in">
        <style:tab-stops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fo:hyphenate="false"/>
    </style:style>
    <style:style style:name="Title4LTGliederung7" style:display-name="Title4~LT~Gliederung 7" style:family="paragraph" style:parent-style-name="Title4LTGliederung6">
      <style:text-properties fo:hyphenate="false"/>
    </style:style>
    <style:style style:name="Title4LTGliederung8" style:display-name="Title4~LT~Gliederung 8" style:family="paragraph" style:parent-style-name="Title4LTGliederung7">
      <style:text-properties fo:hyphenate="false"/>
    </style:style>
    <style:style style:name="Title4LTGliederung9" style:display-name="Title4~LT~Gliederung 9" style:family="paragraph" style:parent-style-name="Title4LTGliederung8">
      <style:text-properties fo:hyphenate="false"/>
    </style:style>
    <style:style style:name="Title4LTTitel" style:display-name="Title4~LT~Titel" style:family="paragraph">
      <style:paragraph-properties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</style:tab-stops>
      </style:paragraph-properties>
      <style:text-properties style:font-name="MS PGothic" style:font-name-asian="DejaVu Sans" style:font-name-complex="Noto Sans" fo:color="#696464" fo:font-size="40pt" style:font-size-asian="40pt" fo:hyphenate="false"/>
    </style:style>
    <style:style style:name="Title4LTUntertitel" style:display-name="Title4~LT~Untertitel" style:family="paragraph">
      <style:paragraph-properties fo:text-align="center" fo:margin-top="0.0798in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</style:tab-stops>
      </style:paragraph-properties>
      <style:text-properties style:font-name="MS PGothic" style:font-name-asian="DejaVu Sans" style:font-name-complex="Noto Sans" fo:color="#000000" fo:font-size="26pt" style:font-size-asian="26pt" fo:hyphenate="false"/>
    </style:style>
    <style:style style:name="Title4LTNotizen" style:display-name="Title4~LT~Notizen" style:family="paragraph">
      <style:paragraph-properties fo:margin-top="0.0625in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</style:tab-stops>
      </style:paragraph-properties>
      <style:text-properties style:font-name="MS PGothic" style:font-name-asian="DejaVu Sans" style:font-name-complex="Noto Sans" fo:color="#000000" fo:hyphenate="false"/>
    </style:style>
    <style:style style:name="Title4LTHintergrundobjekte" style:display-name="Title4~LT~Hintergrundobjekte" style:family="paragraph">
      <style:text-properties style:font-name-asian="DejaVu Sans" style:font-name-complex="Noto Sans" fo:hyphenate="false"/>
    </style:style>
    <style:style style:name="Title4LTHintergrund" style:display-name="Title4~LT~Hintergrund" style:family="paragraph">
      <style:paragraph-properties fo:text-align="center"/>
      <style:text-properties style:font-name-asian="DejaVu Sans" style:font-name-complex="Noto Sans" fo:hyphenate="fals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enkatesh A Bhandage [MAHE-MIT]</dc:creator>
    <meta:creation-date>2023-03-31T10:35:00Z</meta:creation-date>
    <dc:date>2023-04-09T14:49:00Z</dc:date>
    <meta:template xlink:href="Normal" xlink:type="simple"/>
    <meta:editing-cycles>9</meta:editing-cycles>
    <meta:editing-duration>PT3480S</meta:editing-duration>
    <meta:document-statistic meta:page-count="1" meta:paragraph-count="6" meta:word-count="472" meta:character-count="3158" meta:row-count="22" meta:non-whitespace-character-count="2692"/>
  </office:meta>
</office:document-meta>
</file>